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B0000030FB9A0AD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b2f09"/>
    </style:style>
    <style:style style:name="P2" style:family="paragraph" style:parent-style-name="Standard">
      <style:text-properties officeooo:paragraph-rsid="00328fa2"/>
    </style:style>
    <style:style style:name="P3" style:family="paragraph" style:parent-style-name="Standard">
      <style:text-properties officeooo:paragraph-rsid="003ba9c2"/>
    </style:style>
    <style:style style:name="P4" style:family="paragraph" style:parent-style-name="Text_20_body">
      <style:text-properties officeooo:paragraph-rsid="002e3935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28fa2" officeooo:paragraph-rsid="00328fa2" style:font-weight-asian="bold" style:font-weight-complex="bold"/>
    </style:style>
    <style:style style:name="P7" style:family="paragraph" style:parent-style-name="Preformatted_20_Text">
      <style:text-properties officeooo:paragraph-rsid="003d67bd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Subtitle">
      <style:text-properties fo:font-weight="bold" officeooo:rsid="00328fa2" officeooo:paragraph-rsid="00328fa2" style:font-weight-asian="bold" style:font-weight-complex="bold"/>
    </style:style>
    <style:style style:name="P10" style:family="paragraph" style:parent-style-name="Heading">
      <style:text-properties officeooo:rsid="00312941" officeooo:paragraph-rsid="003d67bd"/>
    </style:style>
    <style:style style:name="P11" style:family="paragraph" style:parent-style-name="Standard" style:list-style-name="L2"/>
    <style:style style:name="P12" style:family="paragraph" style:parent-style-name="Standard" style:list-style-name="L1"/>
    <style:style style:name="P13" style:family="paragraph" style:parent-style-name="Standard" style:list-style-name="L3"/>
    <style:style style:name="P14" style:family="paragraph" style:parent-style-name="Standard" style:list-style-name="L4">
      <style:text-properties officeooo:paragraph-rsid="00297848"/>
    </style:style>
    <style:style style:name="P15" style:family="paragraph" style:parent-style-name="Standard" style:list-style-name="L4">
      <style:text-properties officeooo:paragraph-rsid="002b2f09"/>
    </style:style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7">
      <style:text-properties officeooo:paragraph-rsid="002d0b1c"/>
    </style:style>
    <style:style style:name="P19" style:family="paragraph" style:parent-style-name="Standard" style:list-style-name="L8">
      <style:text-properties officeooo:paragraph-rsid="002b2f09"/>
    </style:style>
    <style:style style:name="P20" style:family="paragraph" style:parent-style-name="Standard" style:list-style-name="L9"/>
    <style:style style:name="P21" style:family="paragraph" style:parent-style-name="Standard" style:list-style-name="L9">
      <style:text-properties officeooo:paragraph-rsid="002b2f09"/>
    </style:style>
    <style:style style:name="P22" style:family="paragraph" style:parent-style-name="Standard" style:list-style-name="L9">
      <style:text-properties officeooo:paragraph-rsid="003e903d"/>
    </style:style>
    <style:style style:name="P23" style:family="paragraph" style:parent-style-name="Standard" style:list-style-name="L10"/>
    <style:style style:name="P24" style:family="paragraph" style:parent-style-name="Standard" style:list-style-name="L11">
      <style:text-properties officeooo:paragraph-rsid="002b2f09"/>
    </style:style>
    <style:style style:name="P25" style:family="paragraph" style:parent-style-name="Heading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36e209"/>
    </style:style>
    <style:style style:name="P28" style:family="paragraph" style:parent-style-name="Preformatted_20_Text" style:list-style-name="L2">
      <style:text-properties officeooo:paragraph-rsid="0034757a"/>
    </style:style>
    <style:style style:name="P29" style:family="paragraph" style:parent-style-name="Subtitle" style:list-style-name="L1"/>
    <style:style style:name="P30" style:family="paragraph" style:parent-style-name="Subtitle" style:list-style-name="L1">
      <style:text-properties fo:font-weight="bold" officeooo:rsid="00328fa2" officeooo:paragraph-rsid="00328fa2" style:font-weight-asian="bold" style:font-weight-complex="bold"/>
    </style:style>
    <style:style style:name="P31" style:family="paragraph" style:parent-style-name="Subtitle" style:list-style-name="L1">
      <style:text-properties fo:font-weight="bold" style:font-weight-asian="bold" style:font-weight-complex="bold"/>
    </style:style>
    <style:style style:name="T1" style:family="text">
      <style:text-properties officeooo:rsid="001d7550"/>
    </style:style>
    <style:style style:name="T2" style:family="text">
      <style:text-properties fo:color="#ff8bff"/>
    </style:style>
    <style:style style:name="T3" style:family="text">
      <style:text-properties fo:color="#ff8bff" fo:font-weight="normal" officeooo:rsid="001d7550" style:font-weight-asian="normal" style:font-weight-complex="normal"/>
    </style:style>
    <style:style style:name="T4" style:family="text">
      <style:text-properties fo:color="#ff8bff" officeooo:rsid="00229902"/>
    </style:style>
    <style:style style:name="T5" style:family="text">
      <style:text-properties fo:color="#ff8bff" officeooo:rsid="001d7550"/>
    </style:style>
    <style:style style:name="T6" style:family="text">
      <style:text-properties fo:color="#ff8bff" officeooo:rsid="0023a8e2"/>
    </style:style>
    <style:style style:name="T7" style:family="text">
      <style:text-properties fo:color="#ff8bff" officeooo:rsid="00280229" style:font-weight-asian="normal" style:font-weight-complex="normal"/>
    </style:style>
    <style:style style:name="T8" style:family="text">
      <style:text-properties fo:color="#ff8bff" officeooo:rsid="003d67bd"/>
    </style:style>
    <style:style style:name="T9" style:family="text">
      <style:text-properties fo:color="#ff8bff" style:font-weight-asian="bold" style:font-weight-complex="bold"/>
    </style:style>
    <style:style style:name="T10" style:family="text">
      <style:text-properties fo:color="#cfbfad"/>
    </style:style>
    <style:style style:name="T11" style:family="text">
      <style:text-properties fo:color="#cfbfad" fo:font-weight="normal" officeooo:rsid="001d7550" style:font-weight-asian="normal" style:font-weight-complex="normal"/>
    </style:style>
    <style:style style:name="T12" style:family="text">
      <style:text-properties fo:color="#cfbfad" officeooo:rsid="00214c68"/>
    </style:style>
    <style:style style:name="T13" style:family="text">
      <style:text-properties fo:color="#cfbfad" officeooo:rsid="001d7550"/>
    </style:style>
    <style:style style:name="T14" style:family="text">
      <style:text-properties fo:color="#cfbfad" style:font-name="Liberation Serif" officeooo:rsid="00297848"/>
    </style:style>
    <style:style style:name="T15" style:family="text">
      <style:text-properties fo:color="#cfbfad" officeooo:rsid="0024d4e9"/>
    </style:style>
    <style:style style:name="T16" style:family="text">
      <style:text-properties fo:color="#cfbfad" officeooo:rsid="0023a8e2"/>
    </style:style>
    <style:style style:name="T17" style:family="text">
      <style:text-properties fo:color="#cfbfad" officeooo:rsid="00229902"/>
    </style:style>
    <style:style style:name="T18" style:family="text">
      <style:text-properties fo:color="#cfbfad" officeooo:rsid="00280229" style:font-weight-asian="normal" style:font-weight-complex="normal"/>
    </style:style>
    <style:style style:name="T19" style:family="text">
      <style:text-properties fo:color="#cfbfad" officeooo:rsid="003415d4" style:font-weight-asian="normal" style:font-weight-complex="normal"/>
    </style:style>
    <style:style style:name="T20" style:family="text">
      <style:text-properties fo:color="#cfbfad" officeooo:rsid="0034757a"/>
    </style:style>
    <style:style style:name="T21" style:family="text">
      <style:text-properties fo:color="#cfbfad" officeooo:rsid="003e903d"/>
    </style:style>
    <style:style style:name="T22" style:family="text">
      <style:text-properties fo:color="#cfbfad" style:font-weight-asian="bold" style:font-weight-complex="bold"/>
    </style:style>
    <style:style style:name="T23" style:family="text">
      <style:text-properties fo:color="#808bed"/>
    </style:style>
    <style:style style:name="T24" style:family="text">
      <style:text-properties fo:color="#808bed" fo:font-weight="normal" officeooo:rsid="001d7550" style:font-weight-asian="normal" style:font-weight-complex="normal"/>
    </style:style>
    <style:style style:name="T25" style:family="text">
      <style:text-properties fo:color="#808bed" officeooo:rsid="001d7550"/>
    </style:style>
    <style:style style:name="T26" style:family="text">
      <style:text-properties fo:color="#808bed" style:font-name="Liberation Serif" fo:font-weight="normal" officeooo:rsid="00280229" style:font-weight-asian="normal" style:font-weight-complex="normal"/>
    </style:style>
    <style:style style:name="T27" style:family="text">
      <style:text-properties fo:color="#808bed" officeooo:rsid="00280229" style:font-weight-asian="normal" style:font-weight-complex="normal"/>
    </style:style>
    <style:style style:name="T28" style:family="text">
      <style:text-properties fo:color="#646482"/>
    </style:style>
    <style:style style:name="T29" style:family="text">
      <style:text-properties fo:color="#646482" fo:font-weight="normal" officeooo:rsid="001d7550" style:font-weight-asian="normal" style:font-weight-complex="normal"/>
    </style:style>
    <style:style style:name="T30" style:family="text">
      <style:text-properties fo:color="#646482" officeooo:rsid="001d7550"/>
    </style:style>
    <style:style style:name="T31" style:family="text">
      <style:text-properties fo:color="#646482" officeooo:rsid="0023a8e2"/>
    </style:style>
    <style:style style:name="T32" style:family="text">
      <style:text-properties fo:color="#646482" officeooo:rsid="00280229" style:font-weight-asian="normal" style:font-weight-complex="normal"/>
    </style:style>
    <style:style style:name="T33" style:family="text">
      <style:text-properties fo:color="#646482" officeooo:rsid="003e903d"/>
    </style:style>
    <style:style style:name="T34" style:family="text">
      <style:text-properties fo:color="#646482" style:font-weight-asian="bold" style:font-weight-complex="bold"/>
    </style:style>
    <style:style style:name="T35" style:family="text">
      <style:text-properties fo:color="#f0ad6d"/>
    </style:style>
    <style:style style:name="T36" style:family="text">
      <style:text-properties fo:color="#f0ad6d" fo:font-weight="normal" officeooo:rsid="001d7550" style:font-weight-asian="normal" style:font-weight-complex="normal"/>
    </style:style>
    <style:style style:name="T37" style:family="text">
      <style:text-properties fo:color="#409090"/>
    </style:style>
    <style:style style:name="T38" style:family="text">
      <style:text-properties fo:color="#409090" fo:font-weight="normal" officeooo:rsid="001d7550" style:font-weight-asian="normal" style:font-weight-complex="normal"/>
    </style:style>
    <style:style style:name="T39" style:family="text">
      <style:text-properties fo:color="#409090" fo:font-weight="normal" officeooo:rsid="0024d4e9" style:font-weight-asian="normal" style:font-weight-complex="normal"/>
    </style:style>
    <style:style style:name="T40" style:family="text">
      <style:text-properties fo:color="#409090" officeooo:rsid="003e903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d7550" style:font-weight-asian="normal" style:font-weight-complex="normal"/>
    </style:style>
    <style:style style:name="T43" style:family="text">
      <style:text-properties fo:font-weight="normal" officeooo:rsid="001f8ec0" style:font-weight-asian="normal" style:font-weight-complex="normal"/>
    </style:style>
    <style:style style:name="T44" style:family="text">
      <style:text-properties fo:font-weight="normal" officeooo:rsid="00214c68" style:font-weight-asian="normal" style:font-weight-complex="normal"/>
    </style:style>
    <style:style style:name="T45" style:family="text">
      <style:text-properties fo:font-weight="normal" officeooo:rsid="0023a8e2" style:font-weight-asian="normal" style:font-weight-complex="normal"/>
    </style:style>
    <style:style style:name="T46" style:family="text">
      <style:text-properties fo:font-weight="normal" officeooo:rsid="0024d4e9" style:font-weight-asian="normal" style:font-weight-complex="normal"/>
    </style:style>
    <style:style style:name="T47" style:family="text">
      <style:text-properties fo:font-weight="normal" officeooo:rsid="0025bbe2" style:font-weight-asian="normal" style:font-weight-complex="normal"/>
    </style:style>
    <style:style style:name="T48" style:family="text">
      <style:text-properties fo:font-weight="normal" officeooo:rsid="00295768" style:font-weight-asian="normal" style:font-weight-complex="normal"/>
    </style:style>
    <style:style style:name="T49" style:family="text">
      <style:text-properties fo:font-weight="normal" officeooo:rsid="00328fa2" style:font-weight-asian="normal" style:font-weight-complex="normal"/>
    </style:style>
    <style:style style:name="T50" style:family="text">
      <style:text-properties fo:font-weight="normal" officeooo:rsid="0032a056" style:font-weight-asian="normal" style:font-weight-complex="normal"/>
    </style:style>
    <style:style style:name="T51" style:family="text">
      <style:text-properties fo:font-weight="normal" officeooo:rsid="00421633" style:font-weight-asian="normal" style:font-weight-complex="normal"/>
    </style:style>
    <style:style style:name="T52" style:family="text">
      <style:text-properties fo:font-weight="bold" officeooo:rsid="001d7550" style:font-weight-asian="bold" style:font-weight-complex="bold"/>
    </style:style>
    <style:style style:name="T53" style:family="text">
      <style:text-properties fo:font-weight="bold" officeooo:rsid="001f8ec0" style:font-weight-asian="bold" style:font-weight-complex="bold"/>
    </style:style>
    <style:style style:name="T54" style:family="text">
      <style:text-properties officeooo:rsid="00229902"/>
    </style:style>
    <style:style style:name="T55" style:family="text">
      <style:text-properties officeooo:rsid="0023a8e2"/>
    </style:style>
    <style:style style:name="T56" style:family="text">
      <style:text-properties officeooo:rsid="0024d4e9"/>
    </style:style>
    <style:style style:name="T57" style:family="text">
      <style:text-properties officeooo:rsid="0025bbe2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23a8e2"/>
    </style:style>
    <style:style style:name="T60" style:family="text">
      <style:text-properties style:font-name="Liberation Serif" officeooo:rsid="00390c67"/>
    </style:style>
    <style:style style:name="T61" style:family="text">
      <style:text-properties officeooo:rsid="00286e82"/>
    </style:style>
    <style:style style:name="T62" style:family="text">
      <style:text-properties officeooo:rsid="00297848"/>
    </style:style>
    <style:style style:name="T63" style:family="text">
      <style:text-properties officeooo:rsid="002d0b1c"/>
    </style:style>
    <style:style style:name="T64" style:family="text">
      <style:text-properties officeooo:rsid="003415d4"/>
    </style:style>
    <style:style style:name="T65" style:family="text">
      <style:text-properties officeooo:rsid="0035bec4"/>
    </style:style>
    <style:style style:name="T66" style:family="text">
      <style:text-properties officeooo:rsid="0036e209"/>
    </style:style>
    <style:style style:name="T67" style:family="text">
      <style:text-properties officeooo:rsid="00372662"/>
    </style:style>
    <style:style style:name="T68" style:family="text">
      <style:text-properties officeooo:rsid="003bfc1f"/>
    </style:style>
    <style:style style:name="T69" style:family="text">
      <style:text-properties officeooo:rsid="003d67bd"/>
    </style:style>
    <style:style style:name="T70" style:family="text">
      <style:text-properties officeooo:rsid="003e903d"/>
    </style:style>
    <style:style style:name="T71" style:family="text">
      <style:text-properties style:font-weight-asian="bold" style:font-weight-complex="bold"/>
    </style:style>
    <style:style style:name="T72" style:family="text">
      <style:text-properties fo:font-style="italic" officeooo:rsid="003e903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ysowanie grafów instrukcja programisty</text:p>
      <text:p text:style-name="P3"/>
      <text:p text:style-name="P8">Diagram: UML:</text:p>
      <text:p text:style-name="P5"><draw:frame draw:style-name="fr1" draw:name="Image1" text:anchor-type="paragraph" svg:x="-1.251cm" svg:y="0.106cm" svg:width="19.572cm" svg:height="15.171cm" draw:z-index="0"><draw:image xlink:href="Pictures/10000201000003EB0000030FB9A0AD8B.png" xlink:type="simple" xlink:show="embed" xlink:actuate="onLoad"/></draw:frame><text:tab/></text:p>
      <text:p text:style-name="P5"><text:tab/></text:p>
      <text:p text:style-name="P5"/>
      <text:p text:style-name="P9"/>
      <text:p text:style-name="P6"/>
      <text:list xml:id="list2481064876561247857" text:style-name="L1">
        <text:list-item>
          <text:p text:style-name="P30"><text:soft-page-break/>Main</text:p>
        </text:list-item>
      </text:list>
      <text:p text:style-name="P2"><text:tab/><text:span text:style-name="T49">Tworzenie okna aplikacji oraz obsługa zdarzeń - </text:span><text:span text:style-name="T50">główna pętla programu</text:span><text:span text:style-name="T49">.</text:span></text:p>
      <text:p text:style-name="Heading"><text:span text:style-name="T49"><text:tab/></text:span><text:span text:style-name="T50">Funkcje:</text:span></text:p>
      <text:list xml:id="list3434666542064260567" text:style-name="L2">
        <text:list-item>
          <text:p text:style-name="P11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activate</text:span></text:span><text:span text:style-name="test"><text:span text:style-name="T28"> </text:span></text:span><text:span text:style-name="test"><text:span text:style-name="T10">()</text:span></text:span>-<text:span text:style-name="T64">ustawia parametry aplikacji, tworzy okno, ustawia przyciski i kontrolki oraz przekierowuje sygnały do odpowiednich funkcji</text:span></text:p>
          <text:p text:style-name="P11"/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close_window</text:span></text:span><text:span text:style-name="test"><text:span text:style-name="T28"> </text:span></text:span><text:span text:style-name="test"><text:span text:style-name="T10">(</text:span></text:span><text:span text:style-name="test"><text:span text:style-name="T23">void</text:span></text:span><text:span text:style-name="test"><text:span text:style-name="T10">) </text:span></text:span>-obsługa zamknięcia okna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motionNotify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Moti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 </text:span></text:span>-obsługa ruchu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buttonRelease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Butt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</text:span></text:span><text:span text:style-name="test"><text:span text:style-name="T19"> </text:span></text:span>-obsługa <text:span text:style-name="T65">zwolnienia przycisku</text:span>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buttonPress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Butt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 </text:span></text:span>-obsługa <text:span text:style-name="T65">naciśnięcia przycisku</text:span>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drawLayers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cairo_t</text:span></text:span><text:span text:style-name="test"><text:span text:style-name="T28"> </text:span></text:span><text:span text:style-name="test"><text:span text:style-name="T10">*cr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data) </text:span></text:span>-<text:span text:style-name="T67">rysuje warstwy na ekran</text:span>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configureLayers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Configure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data)</text:span></text:span> -<text:span text:style-name="T65">ustawia parametry warstw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buttonClicked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button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widget)</text:span></text:span> -obsługa <text:span text:style-name="T65">naciśnięcia przycisku w aplikacji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dataWidgetChanged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object)</text:span></text:span> -obsługa <text:span text:style-name="T65">zmiany wartości w kontrolce </text:span></text:p>
        </text:list-item>
        <text:list-item>
          <text:p text:style-name="P26"><text:span text:style-name="test"><text:span text:style-name="T2">GtkWidget</text:span></text:span><text:span text:style-name="test"><text:span text:style-name="T10">*</text:span></text:span><text:span text:style-name="test"><text:span text:style-name="T28"> </text:span></text:span><text:span text:style-name="test"><text:span text:style-name="T10">createTextBox(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name,</text:span></text:span><text:span text:style-name="test"><text:span text:style-name="T28"> 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boxMenu,</text:span></text:span><text:span text:style-name="test"><text:span text:style-name="T28"> 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str,</text:span></text:span><text:span text:style-name="test"><text:span text:style-name="T28"> 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oName</text:span></text:span><text:span text:style-name="test"><text:span text:style-name="T20">)</text:span></text:span> -<text:span text:style-name="T66">tworzy pole tekstowe oraz obramowanie które jest umieszczane w podanej grupie po czym zwraca wskaźnik do pola tekstowego</text:span></text:p>
        </text:list-item>
        <text:list-item>
          <text:p text:style-name="P27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drawVertex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v</text:span></text:span><text:span text:style-name="test"><text:span text:style-name="T28"> </text:span></text:span><text:span text:style-name="test"><text:span text:style-name="T10">)</text:span></text:span> -<text:span text:style-name="T66">rysuje wierzchołki</text:span></text:p>
        </text:list-item>
        <text:list-item>
          <text:p text:style-name="P27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drawEdge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e)</text:span></text:span> -<text:span text:style-name="T66">rysuje krawędzie</text:span></text:p>
        </text:list-item>
        <text:list-item>
          <text:p text:style-name="P27"><text:span text:style-name="test"><text:span text:style-name="T23">void</text:span></text:span><text:span text:style-name="test"><text:span text:style-name="T28"> </text:span></text:span><text:span text:style-name="test"><text:span text:style-name="T10">drawGraph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 -<text:span text:style-name="T66">rysuje graf</text:span></text:p>
        </text:list-item>
        <text:list-item>
          <text:p text:style-name="P27"><text:span text:style-name="test"><text:span text:style-name="T23">void</text:span></text:span><text:span text:style-name="test"><text:span text:style-name="T28"> </text:span></text:span><text:span text:style-name="test"><text:span text:style-name="T10">computeGraphPo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<text:span text:style-name="test"><text:span text:style-name="T19"> </text:span></text:span>-<text:span text:style-name="T66">oblicza nową pozycję wierzchołków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preDrawGraph(</text:span></text:span><text:span text:style-name="test"><text:span text:style-name="T2">GtkButton</text:span></text:span><text:span text:style-name="test"><text:span text:style-name="T28"> </text:span></text:span><text:span text:style-name="test"><text:span text:style-name="T10">*button,</text:span></text:span><text:span text:style-name="test"><text:span text:style-name="T28"> </text:span></text:span><text:span text:style-name="test"><text:span text:style-name="T2">GtkWidget</text:span></text:span><text:span text:style-name="test"><text:span text:style-name="T10">*</text:span></text:span><text:span text:style-name="test"><text:span text:style-name="T28"> </text:span></text:span><text:span text:style-name="test"><text:span text:style-name="T10">widget)</text:span></text:span> -<text:span text:style-name="T66">przygotowuje plansze do narysowania grafu, opcjinalnie wywołuje funkcję obliczajacą kolejne współrzędne wierzchołków po czym rysuje graf</text:span>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clearSurface()</text:span></text:span> -<text:span text:style-name="T66">czyści obszar rysowania</text:span></text:p>
          <text:p text:style-name="P28"/>
        </text:list-item>
      </text:list>
      <text:list xml:id="list182813405959755" text:continue-list="list2481064876561247857" text:style-name="L1">
        <text:list-item>
          <text:p text:style-name="P31"><text:soft-page-break/>Klasa Grap<text:span text:style-name="T57">h</text:span>Class</text:p>
          <text:p text:style-name="P12"><text:span text:style-name="T42">Przechowuje struktur</text:span><text:span text:style-name="T43">ę</text:span><text:span text:style-name="T42"> grafu. </text:span><text:span text:style-name="T51">Klasa ta z powodzeniem może być użyta w innych projektach do reprezentowania dowolnego grafu nieskierowanego. Zawiera w sobie reprezentację zarówno opartą o listy sąsiedztwa jak i o listę krawędzi.</text:span></text:p>
          <text:p text:style-name="P25"><text:span text:style-name="T42">K</text:span><text:span text:style-name="T44">ażdy graf składa się z:</text:span></text:p>
        </text:list-item>
      </text:list>
      <text:list xml:id="list7455026191868916893" text:style-name="L3">
        <text:list-item>
          <text:p text:style-name="P13">vector'a wskaźników na wszystkie wierzchołki</text:p>
        </text:list-item>
        <text:list-item>
          <text:p text:style-name="P13">vector'a wskaźników na wszystkie krawędzie</text:p>
        </text:list-item>
        <text:list-item>
          <text:p text:style-name="P13"><text:span text:style-name="T41">wska</text:span><text:span text:style-name="T47">ź</text:span><text:span text:style-name="T41">nika na aktualnie zaznaczony wierzchołek</text:span></text:p>
        </text:list-item>
        <text:list-item>
          <text:p text:style-name="P13"><text:span text:style-name="T41">wska</text:span><text:span text:style-name="T47">ź</text:span><text:span text:style-name="T41">nika na aktualnie zaznaczoną krawędź</text:span></text:p>
        </text:list-item>
        <text:list-item>
          <text:p text:style-name="P13">informacji o rozmierze okna aplikacji</text:p>
        </text:list-item>
      </text:list>
      <text:p text:style-name="Standard"><text:span text:style-name="T41"><text:tab/>Nowy obiekt typu GraphClass tworzymy prz</text:span><text:span text:style-name="T45">y</text:span><text:span text:style-name="T41"> pomocy konstruktora:</text:span></text:p>
      <text:p text:style-name="P4"><text:span text:style-name="T44"><text:tab/><text:tab/></text:span><text:span text:style-name="test"><text:span text:style-name="T2">GraphClass</text:span></text:span><text:span text:style-name="test"><text:span text:style-name="T10">(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wysOkna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szerOkna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liczbaWierz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10">* </text:span></text:span><text:span text:style-name="test"><text:span text:style-name="T12">licznaKraw</text:span></text:span><text:span text:style-name="test"><text:span text:style-name="T28"> </text:span></text:span><text:span text:style-name="test"><text:span text:style-name="T10">)</text:span></text:span><text:span text:style-name="T10"><text:tab/></text:span></text:p>
      <text:p text:style-name="Heading"><text:span text:style-name="T17"><text:tab/></text:span><text:span text:style-name="T54">Funkcje:</text:span></text:p>
      <text:list xml:id="list4505477833809098934" text:style-name="L4"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addNewVertex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)</text:span></text:span>–dodaje nowy wierzchołek do grafu i przypisuje mu współrzędne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addNewEdge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a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b)</text:span></text:span><text:span text:style-name="T58">–dodaje </text:span><text:span text:style-name="T59">nową krawędź pomi</text:span><text:span text:style-name="T60">ę</text:span><text:span text:style-name="T59">dzy wierzchołkami a i b</text:span>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deleteVertex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ertex)</text:span></text:span>–usuwa dany wierzchołek z listy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deleteEdge(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edge)</text:span></text:span>–usuwa daną krawędź z listy<text:span text:style-name="T14"> </text:span></text:p>
        </text:list-item>
        <text:list-item>
          <text:p text:style-name="P15"><text:span text:style-name="test"><text:span text:style-name="T23">void</text:span></text:span><text:span text:style-name="test"><text:span text:style-name="T28"> </text:span></text:span><text:span text:style-name="test"><text:span text:style-name="T10">generateGraph()</text:span></text:span>-generuje graf z randomowymi pozycjami wierzchołków (liczba krawedzi i wierzchołków jest ustalana przy tworzniu obiektu)</text:p>
        </text:list-item>
        <text:list-item>
          <text:p text:style-name="P15"><text:span text:style-name="test"><text:span text:style-name="T23">void</text:span></text:span><text:span text:style-name="test"><text:span text:style-name="T28"> </text:span></text:span><text:span text:style-name="test"><text:span text:style-name="T10">printGraphData()</text:span></text:span>-wypisuje graf do terminala</text:p>
        </text:list-item>
        <text:list-item>
          <text:p text:style-name="P15"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findNearestVertex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)</text:span></text:span>–zwraca wierzcholek, który znajduje się najbliżej punktu x,y</text:p>
        </text:list-item>
        <text:list-item>
          <text:p text:style-name="P15"><text:span text:style-name="test"><text:span text:style-name="T2">Edge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findNearestEdge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)</text:span></text:span>–zwraca <text:span text:style-name="T55">krawędź</text:span>, któr<text:span text:style-name="T55">a</text:span> znajduje się najbliżej punktu x,y</text:p>
        </text:list-item>
        <text:list-item>
          <text:p text:style-name="P15"><text:span text:style-name="test"><text:span text:style-name="T23">void</text:span></text:span><text:span text:style-name="test"><text:span text:style-name="T28"> </text:span></text:span><text:span text:style-name="test"><text:span text:style-name="T10">freeGraph()</text:span></text:span>-usuwa wszystkie wierzchołki i krawędzie oraz zwalnia pamięć <text:span text:style-name="T68">(w obecnej wersji nie jest używana ponieważ korzystam z shared_ptr)</text:span></text:p>
        </text:list-item>
      </text:list>
      <text:p text:style-name="Standard"/>
      <text:list xml:id="list182813083478300" text:continue-list="list182813405959755" text:style-name="L1">
        <text:list-item>
          <text:p text:style-name="P29"><text:span text:style-name="T52">Klasa </text:span><text:span text:style-name="T53">Vertex</text:span><text:span text:style-name="T52">Class</text:span></text:p>
          <text:p text:style-name="P12"><text:span text:style-name="T42">Przechowuje struktur</text:span><text:span text:style-name="T43">ę</text:span><text:span text:style-name="T42"> </text:span><text:span text:style-name="T43">wierzchołka</text:span><text:span text:style-name="T42"> grafu. </text:span></text:p>
          <text:p text:style-name="P25">Każdy wierzchołek ma przypisane:</text:p>
        </text:list-item>
      </text:list>
      <text:list xml:id="list7603963613190260378" text:style-name="L5">
        <text:list-item>
          <text:p text:style-name="P16">id</text:p>
        </text:list-item>
        <text:list-item>
          <text:p text:style-name="P16">pozycję x,y</text:p>
        </text:list-item>
        <text:list-item>
          <text:p text:style-name="P16">wypadkowy wektor sił</text:p>
        </text:list-item>
        <text:list-item>
          <text:p text:style-name="P16"><text:span text:style-name="T43">vector wskaźników na wszystkie wierzchołki, z którymi ma bezpośrednie połączenie</text:span><text:span text:style-name="T48">(w obecnej wersji aplikacji ta informacja nie jest wykorzystywana)</text:span></text:p>
        </text:list-item>
        <text:list-item>
          <text:p text:style-name="P16">kolor</text:p>
        </text:list-item>
      </text:list>
      <text:p text:style-name="Standard"><text:span text:style-name="T43"><text:tab/> Najważniejsze informacje można przypisać do wierzchołka podczas tworzenia obiektu za <text:tab/> pomocą konstruktora.<text:tab/><text:tab/><text:tab/> <text:tab/></text:span><text:span text:style-name="T28"> <text:tab/></text:span></text:p>
      <text:p text:style-name="P1"><text:span text:style-name="T28"><text:tab/><text:tab/></text:span><text:span text:style-name="test"><text:span text:style-name="T2">VertexClass</text:span></text:span><text:span text:style-name="test"><text:span text:style-name="T10">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id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10">-</text:span></text:span><text:span text:style-name="test"><text:span text:style-name="T35">1</text:span></text:span><text:span text:style-name="test"><text:span text:style-name="T10">)</text:span></text:span></text:p>
      <text:p text:style-name="Standard"><text:tab/></text:p>
      <text:list xml:id="list182813152533130" text:continue-list="list182813083478300" text:style-name="L1">
        <text:list-header>
          <text:p text:style-name="P12"/>
        </text:list-header>
        <text:list-item>
          <text:p text:style-name="P31"><text:soft-page-break/>Klasa EdgeClass</text:p>
          <text:p text:style-name="P12"><text:span text:style-name="T41">Przechowuje struktur</text:span><text:span text:style-name="T43">ę</text:span><text:span text:style-name="T41"> krawędzi grafu. </text:span></text:p>
          <text:p text:style-name="P25">Każda krawędź ma przypisane:</text:p>
        </text:list-item>
      </text:list>
      <text:list xml:id="list4937051725206416460" text:style-name="L6">
        <text:list-item>
          <text:p text:style-name="P17">id</text:p>
        </text:list-item>
        <text:list-item>
          <text:p text:style-name="P17">wskaźniki na wierzchołki, króre łączy</text:p>
        </text:list-item>
        <text:list-item>
          <text:p text:style-name="P17">wagę(w obecnej wersji aplikacji ta informacja nie jest wykorzystywana)</text:p>
        </text:list-item>
        <text:list-item>
          <text:p text:style-name="P17">kolor </text:p>
        </text:list-item>
      </text:list>
      <text:p text:style-name="P1"><text:span text:style-name="T43"><text:tab/>Najważniejsze informacje można przypisać do krawędzi podczas tworzenia obiektu za <text:tab/>pomocą konstruktora<text:tab/><text:tab/><text:tab/><text:tab/><text:tab/><text:tab/><text:tab/><text:tab/><text:tab/><text:tab/><text:tab/><text:tab/></text:span><text:span text:style-name="test"><text:span text:style-name="T3">EdgeClass</text:span></text:span><text:span text:style-name="test"><text:span text:style-name="T11">(</text:span></text:span><text:span text:style-name="test"><text:span text:style-name="T3">VertexClass</text:span></text:span><text:span text:style-name="test"><text:span text:style-name="T29"> </text:span></text:span><text:span text:style-name="test"><text:span text:style-name="T11">*a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8">NULL</text:span></text:span><text:span text:style-name="test"><text:span text:style-name="T11">,</text:span></text:span><text:span text:style-name="test"><text:span text:style-name="T29"> </text:span></text:span><text:span text:style-name="test"><text:span text:style-name="T3">VertexClass</text:span></text:span><text:span text:style-name="test"><text:span text:style-name="T29"> </text:span></text:span><text:span text:style-name="test"><text:span text:style-name="T11">*b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8">NULL</text:span></text:span><text:span text:style-name="test"><text:span text:style-name="T11">,</text:span></text:span><text:span text:style-name="test"><text:span text:style-name="T29"> </text:span></text:span><text:span text:style-name="test"><text:span text:style-name="T24">int</text:span></text:span><text:span text:style-name="test"><text:span text:style-name="T29"> </text:span></text:span><text:span text:style-name="test"><text:span text:style-name="T11">w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6">0</text:span></text:span><text:span text:style-name="test"><text:span text:style-name="T11">,</text:span></text:span><text:span text:style-name="test"><text:span text:style-name="T29"> </text:span></text:span><text:span text:style-name="test"><text:span text:style-name="T24">int</text:span></text:span><text:span text:style-name="test"><text:span text:style-name="T29"> </text:span></text:span><text:span text:style-name="test"><text:span text:style-name="T11">i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11">-</text:span></text:span><text:span text:style-name="test"><text:span text:style-name="T36">1</text:span></text:span><text:span text:style-name="test"><text:span text:style-name="T11">)</text:span></text:span></text:p>
      <text:list xml:id="list182811903271726" text:continue-list="list182813152533130" text:style-name="L1">
        <text:list-header>
          <text:p text:style-name="P12"/>
        </text:list-header>
        <text:list-item>
          <text:p text:style-name="P31">Klasa ForceDirectedGraphDrawing</text:p>
          <text:p text:style-name="P12">Klasa ta jest odpowiedzialna za obliczenie pozycji każdego wierzchołka na podstawie „sił”, które działają między wierzchołkami. Wypadkowy wektor przesunięcia powstaje poprzez zestawienie trzech sił: przyciagania(krawędź przyci<text:span text:style-name="T63">ą</text:span>ga połączone wierzchołki), odpychania(każdy wierzchołek odpycha wszystkie inne), grawitacji(wszystkie wierzchołki są przyciagane do środka planszy).</text:p>
          <text:p text:style-name="P25">Aby obliczenia wykonywały się poprawnie przy tworzeniu obiektu należy podać dane:</text:p>
        </text:list-item>
      </text:list>
      <text:list xml:id="list3843680648162166033" text:style-name="L7">
        <text:list-item>
          <text:p text:style-name="P18"><text:span text:style-name="T63">wskażnik na </text:span>wysokość i szerokość okna</text:p>
        </text:list-item>
        <text:list-item>
          <text:p text:style-name="P18"><text:span text:style-name="T63">wskażnik na </text:span>współczynnik siły grawitacji</text:p>
        </text:list-item>
        <text:list-item>
          <text:p text:style-name="P18"><text:span text:style-name="T63">wskażnik na </text:span>współczynnik siły odpychania</text:p>
        </text:list-item>
        <text:list-item>
          <text:p text:style-name="P18"><text:span text:style-name="T63">wskażnik na </text:span>współczynnik siły przyciągania</text:p>
        </text:list-item>
        <text:list-item>
          <text:p text:style-name="P18"><text:span text:style-name="T63">wskażnik na </text:span>wspólczynnik prędkości przesuni<text:span text:style-name="T63">ę</text:span>cia</text:p>
        </text:list-item>
        <text:list-item>
          <text:p text:style-name="P18"><text:span text:style-name="T63">wskażnik na </text:span>maksymalną długość, o która można przesunąć wierzchołek </text:p>
        </text:list-item>
      </text:list>
      <text:p text:style-name="Heading"><text:tab/>Funkcje:</text:p>
      <text:list xml:id="list8965657196332669864" text:style-name="L8">
        <text:list-item>
          <text:p text:style-name="P19"><text:span text:style-name="T26">*</text:span><text:span text:style-name="test"><text:span text:style-name="T27">void</text:span></text:span><text:span text:style-name="test"><text:span text:style-name="T32"> </text:span></text:span><text:span text:style-name="test"><text:span text:style-name="T18">clearForces(</text:span></text:span><text:span text:style-name="test"><text:span text:style-name="T7">GraphClass</text:span></text:span><text:span text:style-name="test"><text:span text:style-name="T32"> </text:span></text:span><text:span text:style-name="test"><text:span text:style-name="T18">*g)</text:span></text:span>-ustawia wartości sił na zero</text:p>
        </text:list-item>
        <text:list-item>
          <text:p text:style-name="P19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Attractive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przyciągania</text:p>
        </text:list-item>
        <text:list-item>
          <text:p text:style-name="P19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Repulsive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odpychania</text:p>
        </text:list-item>
        <text:list-item>
          <text:p text:style-name="P19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Gravity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grawitacji</text:p>
        </text:list-item>
        <text:list-item>
          <text:p text:style-name="P19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moveVerti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,</text:span></text:span><text:span text:style-name="test"><text:span text:style-name="T28"> </text:span></text:span><text:span text:style-name="test"><text:span text:style-name="T23">bool</text:span></text:span><text:span text:style-name="test"><text:span text:style-name="T28"> </text:span></text:span><text:span text:style-name="test"><text:span text:style-name="T10">moveThisVertex)</text:span></text:span>–zmienia pozycje wierzchołków </text:p>
        </text:list-item>
        <text:list-item>
          <text:p text:style-name="P19"><text:span text:style-name="test"><text:span text:style-name="T23">void</text:span></text:span><text:span text:style-name="test"><text:span text:style-name="T28"> </text:span></text:span><text:span text:style-name="test"><text:span text:style-name="T10">computeIteration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,</text:span></text:span><text:span text:style-name="test"><text:span text:style-name="T28"> </text:span></text:span><text:span text:style-name="test"><text:span text:style-name="T23">bool</text:span></text:span><text:span text:style-name="test"><text:span text:style-name="T28"> </text:span></text:span><text:span text:style-name="test"><text:span text:style-name="T10">moveThisVertex)</text:span></text:span>–oblicza wektor siły i przes<text:span text:style-name="T61">u</text:span>wa wierzchołki, funkcja przyjmuje parametr dzięki któremu mo<text:span text:style-name="T61">ż</text:span>liwa jest zmiana tylko niezaznaczonych wierzcholków</text:p>
        </text:list-item>
      </text:list>
      <text:p text:style-name="Standard"><text:span text:style-name="T10"><text:tab/> </text:span>* - funkcja prywatna</text:p>
      <text:list xml:id="list182811691161036" text:continue-list="list182811903271726" text:style-name="L1">
        <text:list-header>
          <text:p text:style-name="P12"/>
        </text:list-header>
        <text:list-item>
          <text:p text:style-name="P31">Klasa GetDistance</text:p>
          <text:p text:style-name="P12">Jej głównym zadaniem jest oblicznie odległości pomiędzy danymi obiektami.</text:p>
          <text:p text:style-name="P25">Funkcje:</text:p>
        </text:list-item>
      </text:list>
      <text:list xml:id="list2939068464729510114" text:style-name="L9">
        <text:list-item>
          <text:p text:style-name="P21"><text:span text:style-name="test"><text:span text:style-name="T37">MDtype</text:span></text:span><text:span text:style-name="test"><text:span text:style-name="T28"> </text:span></text:span><text:span text:style-name="test"><text:span text:style-name="T10">getDx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</text:span></text:span>–<text:span text:style-name="T56">zwraca </text:span>r<text:span text:style-name="T56">ó</text:span>znic<text:span text:style-name="T56">ę</text:span> pomiędzy <text:soft-page-break/>współrzędnymi x </text:p>
        </text:list-item>
        <text:list-item>
          <text:p text:style-name="P21"><text:span text:style-name="test"><text:span text:style-name="T37">MDtype</text:span></text:span><text:span text:style-name="test"><text:span text:style-name="T28"> </text:span></text:span><text:span text:style-name="test"><text:span text:style-name="T10">getDy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</text:span></text:span>–<text:span text:style-name="T56">zwraca </text:span>r<text:span text:style-name="T56">ó</text:span>znic<text:span text:style-name="T56">ę</text:span> pomiędzy współrzędnymi <text:span text:style-name="T56">y</text:span></text:p>
        </text:list-item>
        <text:list-item>
          <text:p text:style-name="P21"><text:span text:style-name="test"><text:span text:style-name="T37">MDtype</text:span></text:span><text:span text:style-name="test"><text:span text:style-name="T28"> </text:span></text:span><text:span text:style-name="test"><text:span text:style-name="T10">getDistanceBetweenVert</text:span></text:span><text:span text:style-name="test"><text:span text:style-name="T15">ices</text:span></text:span><text:span text:style-name="test"><text:span text:style-name="T10">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 </text:span></text:span>–<text:span text:style-name="T62">zwraca</text:span> odległość pomiędzy wierzchołkami</text:p>
        </text:list-item>
        <text:list-item>
          <text:p text:style-name="P21"><text:span text:style-name="test"><text:span text:style-name="T37">MDtype</text:span></text:span><text:span text:style-name="test"><text:span text:style-name="T28"> </text:span></text:span><text:span text:style-name="test"><text:span text:style-name="T10">getDistanceBetweenEdge</text:span></text:span><text:span text:style-name="test"><text:span text:style-name="T15">s</text:span></text:span><text:span text:style-name="test"><text:span text:style-name="T10">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p,</text:span></text:span><text:span text:style-name="test"><text:span text:style-name="T28"> 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line)</text:span></text:span>–<text:span text:style-name="T62">zwraca</text:span> odległość pomiędzy <text:span text:style-name="T56">punktem a krawędzią</text:span></text:p>
        </text:list-item>
        <text:list-item>
          <text:p text:style-name="P22"><text:span text:style-name="test"><text:span text:style-name="T33">boo</text:span></text:span><text:span text:style-name="test"><text:span text:style-name="T40">l</text:span></text:span><text:span text:style-name="test"><text:span text:style-name="T28"> </text:span></text:span><text:span text:style-name="test"><text:span text:style-name="T21">isBetween</text:span></text:span><text:span text:style-name="test"><text:span text:style-name="T10">(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</text:span></text:span><text:span text:style-name="test"><text:span text:style-name="T21">edge, VertexClass *v</text:span></text:span><text:span text:style-name="test"><text:span text:style-name="T10">)</text:span></text:span>–<text:span text:style-name="T70">sprawdza czy wierzchołek jest pomiędzy punktami w krawędzi</text:span></text:p>
        </text:list-item>
        <text:list-item>
          <text:p text:style-name="P20"><text:span text:style-name="test"><text:span text:style-name="T9">MDtype</text:span></text:span><text:span text:style-name="test"><text:span text:style-name="T34"> </text:span></text:span><text:span text:style-name="test"><text:span text:style-name="T71">whichSide</text:span></text:span><text:span text:style-name="test"><text:span text:style-name="T22">(</text:span></text:span><text:span text:style-name="test"><text:span text:style-name="T9">VertexClass</text:span></text:span><text:span text:style-name="test"><text:span text:style-name="T34"> *</text:span></text:span><text:span text:style-name="test"><text:span text:style-name="T71">A</text:span></text:span><text:span text:style-name="test"><text:span text:style-name="T22">,</text:span></text:span><text:span text:style-name="test"><text:span text:style-name="T34"> </text:span></text:span><text:span text:style-name="test"><text:span text:style-name="T9">VertexClass </text:span></text:span><text:span text:style-name="test"><text:span text:style-name="T34">*</text:span></text:span><text:span text:style-name="test"><text:span text:style-name="T71">B</text:span></text:span><text:span text:style-name="test"><text:span text:style-name="T22">,</text:span></text:span><text:span text:style-name="test"><text:span text:style-name="T34"> </text:span></text:span><text:span text:style-name="test"><text:span text:style-name="T9">VertexClass</text:span></text:span><text:span text:style-name="test"><text:span text:style-name="T34"> *</text:span></text:span><text:span text:style-name="test"><text:span text:style-name="T71">p</text:span></text:span><text:span text:style-name="test"><text:span text:style-name="T22">)</text:span></text:span>–<text:span text:style-name="T70">zwraca liczbę na podstawie której możliwe jest odczytanie po której stronie krawędzi znajduje się punkt</text:span></text:p>
        </text:list-item>
        <text:list-item>
          <text:p text:style-name="P20"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projectionPointOntoLine</text:span><text:span text:style-name="test"><text:span text:style-name="T10">(</text:span></text:span><text:span text:style-name="test"><text:span text:style-name="T2">EdgeClass</text:span></text:span><text:span text:style-name="test"><text:span text:style-name="T28"> *</text:span></text:span><text:span text:style-name="test">line</text:span><text:span text:style-name="test"><text:span text:style-name="T10">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*</text:span></text:span><text:span text:style-name="test">p</text:span><text:span text:style-name="test"><text:span text:style-name="T10">)</text:span></text:span>–zwraca <text:span text:style-name="T70">punkt, który jest rzutem punktu </text:span><text:span text:style-name="T72">p</text:span><text:span text:style-name="T70"> na prosta </text:span><text:span text:style-name="T72">line</text:span></text:p>
        </text:list-item>
      </text:list>
      <text:list xml:id="list7671239596261459531" text:style-name="L10">
        <text:list-header>
          <text:p text:style-name="P23"><text:span text:style-name="T46">*</text:span><text:span text:style-name="test"><text:span text:style-name="T39">MDtype</text:span></text:span><text:span text:style-name="T39"> </text:span>= double</text:p>
          <text:p text:style-name="P23"/>
        </text:list-header>
      </text:list>
      <text:list xml:id="list182811916562191" text:continue-list="list182811691161036" text:style-name="L1">
        <text:list-item>
          <text:p text:style-name="P31">Klasa Color</text:p>
          <text:p text:style-name="P12">Służy do reprezentacji kolorów RGB, każda składowa koloru jest przechowywana w zmiennej typu char.</text:p>
        </text:list-item>
      </text:list>
      <text:p text:style-name="Standard"><text:tab/>Konstruktor pozwala na przypisanie koloru przy deklaracji obiektu:</text:p>
      <text:p text:style-name="Preformatted_20_Text"><text:span text:style-name="T2"><text:tab/><text:tab/></text:span><text:span text:style-name="test"><text:span text:style-name="T2">Color</text:span></text:span><text:span text:style-name="test"><text:span text:style-name="T10">(</text:span></text:span><text:span text:style-name="test"><text:span text:style-name="T23">char</text:span></text:span><text:span text:style-name="test"><text:span text:style-name="T28"> </text:span></text:span><text:span text:style-name="test"><text:span text:style-name="T2">r</text:span></text:span><text:span text:style-name="test"><text:span text:style-name="T10">,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2">g</text:span></text:span><text:span text:style-name="test"><text:span text:style-name="T10">,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2">b</text:span></text:span><text:span text:style-name="test"><text:span text:style-name="T5">)</text:span></text:span></text:p>
      <text:p text:style-name="Standard"><text:tab/><text:span text:style-name="T69">lub nadania losowego koloru:</text:span></text:p>
      <text:p text:style-name="P7"><text:span text:style-name="test"><text:span text:style-name="T2"><text:tab/><text:tab/>Color</text:span></text:span><text:span text:style-name="test"><text:span text:style-name="T10">(</text:span></text:span><text:span text:style-name="test"><text:span text:style-name="T8">)</text:span></text:span></text:p>
      <text:p text:style-name="P10"><text:tab/>Funkcje:</text:p>
      <text:list xml:id="list2467979512370512459" text:style-name="L11">
        <text:list-item>
          <text:p text:style-name="P24"><text:span text:style-name="test"><text:span text:style-name="T4">void rand</text:span></text:span><text:span text:style-name="test"><text:span text:style-name="T6">Color</text:span></text:span><text:span text:style-name="test"><text:span text:style-name="T16">(</text:span></text:span><text:span text:style-name="test"><text:span text:style-name="T31">) </text:span></text:span>- generuje losowy kolor</text:p>
        </text:list-item>
        <text:list-item>
          <text:p text:style-name="P24"><text:span text:style-name="test"><text:span text:style-name="T25">double</text:span></text:span><text:span text:style-name="test"><text:span text:style-name="T30"> </text:span></text:span><text:span text:style-name="test"><text:span text:style-name="T13">getRed()</text:span></text:span><text:span text:style-name="test"><text:span text:style-name="T1"> / </text:span></text:span><text:span text:style-name="test"><text:span text:style-name="T25">double</text:span></text:span><text:span text:style-name="test"><text:span text:style-name="T30"> </text:span></text:span><text:span text:style-name="test"><text:span text:style-name="T13">get</text:span></text:span><text:span text:style-name="test"><text:span text:style-name="T17">Green</text:span></text:span><text:span text:style-name="test"><text:span text:style-name="T13">() </text:span></text:span><text:span text:style-name="test"><text:span text:style-name="T1">/ </text:span></text:span><text:span text:style-name="test"><text:span text:style-name="T25">double</text:span></text:span><text:span text:style-name="test"><text:span text:style-name="T30"> </text:span></text:span><text:span text:style-name="test"><text:span text:style-name="T13">getBlue()</text:span></text:span><text:span text:style-name="T1">-zwarca składową koloru zrzutowaną na typ double (w GTK składowe koloru reprezentowane są przez liczby rzeczywiste z przedziału [0, 1]).</text:span></text:p>
        </text:list-item>
      </text:list>
      <text:p text:style-name="P1"/>
      <text:p text:style-name="Standard"/>
      <text:p text:style-name="Standard"><text:span text:style-name="test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st" style:family="text">
      <style:text-properties style:font-name="Liberation Mono" fo:font-family="'Liberation Mono'" style:font-style-name="Bold" style:font-family-generic="modern" style:font-pitch="fixed" fo:font-size="9pt" fo:letter-spacing="normal" fo:text-shadow="none" fo:font-weight="bold" style:letter-kerning="false" style:text-blinking="false" fo:background-color="transparen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 text:display="true" style:shadow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6-01-23T17:11:59.252073112</meta:creation-date>
    <dc:date>2016-06-04T18:28:11.322176010</dc:date>
    <dc:creator>michal </dc:creator>
    <meta:editing-duration>PT5H20M7S</meta:editing-duration>
    <meta:editing-cycles>22</meta:editing-cycles>
    <meta:generator>LibreOffice/4.3.3.2$Linux_X86_64 LibreOffice_project/430m0$Build-2</meta:generator>
    <meta:document-statistic meta:table-count="0" meta:image-count="1" meta:object-count="0" meta:page-count="5" meta:paragraph-count="102" meta:word-count="912" meta:character-count="6995" meta:non-whitespace-character-count="6210"/>
  </office:meta>
</office:document-meta>
</file>